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Courgette" svg:font-family="Courgette"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cm" fo:margin-right="0cm" fo:text-align="center" style:justify-single-word="false" fo:orphans="2" fo:widows="2" fo:text-indent="0cm" style:auto-text-indent="false"/>
      <style:text-properties style:font-name="Courgette" fo:font-size="16pt" style:text-underline-style="solid" style:text-underline-width="auto" style:text-underline-color="font-color" fo:font-weight="bold" style:font-size-asian="16pt" style:font-weight-asian="bold" style:font-size-complex="16pt" style:font-weight-complex="bold"/>
    </style:style>
    <style:style style:name="P2" style:family="paragraph" style:parent-style-name="Standard">
      <style:paragraph-properties fo:margin-left="0cm" fo:margin-right="0cm" fo:orphans="2" fo:widows="2" fo:text-indent="0cm" style:auto-text-indent="false"/>
      <style:text-properties style:font-name="Courgette" style:text-underline-style="none" fo:font-weight="bold" style:font-weight-asian="bold" style:font-weight-complex="bold"/>
    </style:style>
    <style:style style:name="P3" style:family="paragraph" style:parent-style-name="Standard">
      <style:paragraph-properties fo:margin-left="0cm" fo:margin-right="0cm" fo:orphans="2" fo:widows="2" fo:text-indent="0cm" style:auto-text-indent="false"/>
      <style:text-properties fo:font-variant="normal" fo:text-transform="none" fo:color="#222222" style:font-name="Courgette" fo:font-size="12pt" fo:letter-spacing="normal" fo:font-style="normal" fo:font-weight="bold" style:font-weight-asian="bold" style:font-weight-complex="bold"/>
    </style:style>
    <style:style style:name="P4" style:family="paragraph" style:parent-style-name="Standard">
      <style:paragraph-properties fo:margin-left="0cm" fo:margin-right="0cm" fo:orphans="2" fo:widows="2" fo:text-indent="0cm" style:auto-text-indent="false"/>
      <style:text-properties fo:font-variant="normal" fo:text-transform="none" fo:color="#222222" style:font-name="Courgette" fo:font-size="12pt" fo:letter-spacing="normal" fo:font-style="normal" fo:font-weight="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Okinawa :</text:p>
      <text:p text:style-name="P2"/>
      <text:p text:style-name="P3">Histoire :</text:p>
      <text:p text:style-name="P4"><text:tab/>Okinawa et le reste du Japon n'ont pas vécu la même histoire. C'est en effet à partir de 1879 qu'Okinawa appartient officiellement au Japon, suite à des attaques chinoises et l'incident de Mudan en 1871. </text:p>
      <text:p text:style-name="P4"><text:tab/>En 1943, l'armée japonaise a commencé à construire ses bases militaires à Okinawa. Mais en octobre 1944, la ville de Naha a subi les attaques aériennes de l'armée américaine et 90% du territoire a été brûlé. En mars 1945, l'armée américaine entre sur le territoire et la bataille d'Okinawa éclate. Il y eut 8 fois plus de morts du côté des Japonais par rapport au côté américain (94 000 contre 12 000). Trois mois après, Okinawa fut annexée par les Américains et mise sous administration américaine. Ils commenceront alors toutes sortes d'expériences (comme l'utilisation de certains champignons qui a ensuite entraîné des difficultés dans l'agriculture des rizières).</text:p>
      <text:p text:style-name="P4"><text:tab/>Le peuple d'Okinawa veut retrouver sa tutelle japonaise et en 1965, Satō Eisaku (Premier ministre du Japon de cette époque) déclare 「沖縄の祖国復帰が実現しない限り、わが国の戦後は終わらない」(« aussi longtemps qu'Okinawa n'aura pas été restituée à la mère partie, nous ne pourrons pas dire que la période d'après-guerre est révolue pour le Japon »). En 1972, Okinawa est enfin restituée au Japon.</text:p>
      <text:p text:style-name="P4"><text:tab/>Malgré cela, de nos jours, de nombreuses bases militaires américaines continuent leurs activités sur le territoire.</text:p>
      <text:p text:style-name="P4"/>
      <text:p text:style-name="P3">Particularités géographiques :</text:p>
      <text:p text:style-name="P4"><text:tab/>C'est une île qui a une superficie de 1207 km^2, la 5e plus grande île du Japon. Elle a une longueur de 107 km et un littoral s’étendant sur 476 km.</text:p>
      <text:p text:style-name="P4"><text:tab/>Au nord, le sol est principalement constitué de roches magmatiques, mais il y a de grandes rivières et une forêt humide (Yanbaru).</text:p>
      <text:p text:style-name="P4"><text:tab/>Vers le milieu et le sud, le sol est fait de roches sédimentaires (calcaire et mudstone) et il y a peu de rivières. Il y a aussi beaucoup de caves avec de magnifiques stalagmites et stalactites. Tout au sud, on peut voir un récif corallien.</text:p>
      <text:p text:style-name="P4"><text:tab/>Le sol est plutôt plat sur l'ensemble de l'île avec peu de monts. La montagne la plus haute est le Mont Yohana et elle fait 503 mètres de hauteur.</text:p>
      <text:p text:style-name="P4"/>
      <text:p text:style-name="P3">Particularités sociales :</text:p>
      <text:p text:style-name="P4">Habité par 1,5 millions d'habitants, c'est le 9e département le plus dense du Japon. C'est aussi le département qui donne le plus de naissances depuis 31 ans, avec un taux de fécondité de 1,96. On y retrouve aussi la plus grande espérance de vie et le plus grand nombre de centenaires de la planète.</text:p>
      <text:p text:style-name="P4"/>
      <text:p text:style-name="P3">Particularités économiques :</text:p>
      <text:p text:style-name="P4"><text:tab/>Le tertiaire est le secteur le plus important d'Okinawa (84,6 % des revenus contre 1,5 % et 13,7 % pour respectivement le primaire et le secondaire). Cependant, le département compte beaucoup sur l'aide de l'Etat pour maintenir son économie et il détient le taux de chômage le plus élevé du Japon.</text:p>
      <text:p text:style-name="P4"><text:tab/>Avant la Seconde Guerre mondiale, le primaire était le principal secteur, donnant la moitié du revenu total. Mais il ne cesse de baisser en terme d'importance depuis et en 1972, il ne compte plus que 7,3 % du revenu. Les principaux produits agricoles sont la canne à sucre, les légumes, les fleurs et les fruits. L'élevage concerne le porc <text:soft-page-break/>(traditionnel) et le bœuf (plus récent, pour l'export). La pêche est pratiquée pour le thon et la bonite. L'aquaculture, quant à elle, pour les crevettes et les algues.</text:p>
      <text:p text:style-name="P4"><text:tab/>Le secteur secondaire est un secteur qui a pris de l'importance après la restitution d'Okinawa. Les productions agroalimentaire et pétrolière en sont les principaux produits.</text:p>
      <text:p text:style-name="P4"><text:tab/>Dans le tertiaire, tourisme, banques et centres commerciaux sont très importants. Notamment le tourisme qui connaît des hausses chaque année, attirant surtout des touristes de l'Asie du Sud-est.</text:p>
      <text:p text:style-name="P4"/>
      <text:p text:style-name="P3">Particularités culturelles :</text:p>
      <text:p text:style-name="P4"><text:tab/>La culture d'Okinawa se différencie des autres cultures japonaises puisqu'elle est en fait un mélange de cultures chinoise et japonaise (et a aussi subi des influences américaines).</text:p>
      <text:p text:style-name="P4"><text:tab/>La culture d’Okinawa, malgré une longue occupation Japonaise puis Américaine, est un mélange de la culture chinoise et japonaise. Cependant, même si elle leurs ressemble beaucoup, la culture d’Okinawa se différencie au niveau de la musique et de la nourriture. La culture de l’île est également connue de par la forte présence et pratique du karaté, c’est d’ailleurs de là que viennent de nombreux maîtres de karaté réputés. </text:p>
      <text:p text:style-name="P4"><text:tab/>Le dialecte parlé à Okinawa (shuri) a gardé certaines particularités de l'ancien japonais et se prononce avec des sons plutôt uniques. Les Okinawaïens peuvent tout de même parler le japonais “standard”, comme ça serait le cas avec les étrangers. En terme de différences phonétiques avec le japonais standard, on peut remarquer que les sons ‘e’ et ‘o’ deviennent respectivement ‘i’ et ‘u’, ou encore ‘k’ qui devient ‘ch’.</text:p>
      <text:p text:style-name="P4"><text:tab/>Les habitants d'Okinawa ont pour religion principale la religion des îles Ryūkyū (mélange entre shintō et diverses pratiques coréennes). On peut noter l’existence d’utaki, sites sacrés destinés à rendre hommage aux dieux et ancêtres (à mettre en lien avec la croyance animiste, proche du shintō dans la mesure où le culte de la nature est mis en avant). Enfin, la vie religieuse y est marquée par la prédominance des femmes (onarigami : les femmes possèdent un pouvoir spirituel).</text:p>
      <text:p text:style-name="P4"><text:tab/>Les musiques et danses d'Okinawa sont aussi uniques. Dans cette culture musicale, le sanshin (instrument à trois cordes pincées et dont la caisse de résonance est recouverte d’une peau de serpent) est un instrument indispensable. Il semblerait qu’il soit inspiré du sanxian chinois. Le kumi odori (forme de danse narrative), quant à lui, a été inscrit au patrimoine culture immatérielle de l'humanité en 2010.</text:p>
      <text:p text:style-name="P4"><text:tab/>L'architecture d'Okinawa est plutôt traditionnelle (toits à tuiles rouges, utilisation de trois techniques différentes d’empilement des pierres), influencée à la fois par la Chine et le Japon. Le principal représentant est le château de Shuri, qui a été inclus dans les patrimoines mondiaux de l'UNESCO en 2000. Malheureusement, le 31 octobre 2019, ce château a été dévasté par un incendie comme Notre Dame de Paris, et il faut savoir qu’il a aussi connu maintes destructions par le passé (comme lors de la bataille d’Okinawa en 1945 lors de laquelle il a été entièrement détruit). Les constructions sont faites de sorte à s'adapter au climat particulier d'Okinawa, comme les typhons par exemple. </text:p>
      <text:p text:style-name="P4"><text:tab/>La culture culinaire est très influencée par celle de Taiwan et de la Chine, avec des plats sautés et frits. C'est une cuisine très carniste (viande de porc surtout, comme dans les soki soba) et c'est aussi le premier consommateur d'algues du Japon. On retrouve deux plats principaux : le champuru (littéralement “sauté”) d’inspiration chinoise, ainsi que les Okinawa soba (pâtes de blé, qui se rapprochent donc plus des rāmen que des soba, connues pour êtres des pâtes de sarrasin). Il est aussi dit que la cuisine d'Okinawa a un <text:soft-page-break/>effet médical, ce qui permettrait à sa population d'avoir une aussi longue espérance de vie.</text:p>
      <text:p text:style-name="P4"><text:tab/>Niveau sport, Okinawa est le berceau du karate. <text:s/></text:p>
      <text:p text:style-name="P4"/>
      <text:p text:style-name="P3">Particularités climatiques et environnementales :</text:p>
      <text:p text:style-name="P4"><text:tab/>L'île a un climat subtropical et les mois de mai et de juin constituent les saisons de pluie.</text:p>
      <text:p text:style-name="P4"><text:tab/>Sont présents sur l'île des espèces uniques et rares comme le pic ou le râle d'Okinawa, le dugong ou bien le habu.</text:p>
      <text:p text:style-name="P4"><text:tab/>On note que l’île a des conditions climatiques/environnementales favorables à l'entraînement des athlètes pour les futurs Jeux Olympiques : même en hiver, il fait suffisamment chaud pour s’entraîner (température moyenne: 23ºC par an) ; en juin la saison des pluies y est déjà terminée ; facilité pour les entraînements des sports nautiques, etc. </text:p>
      <text:p text:style-name="P4"/>
      <text:p text:style-name="P3">Transport :</text:p>
      <text:p text:style-name="P4">Il n'y a qu'un seul transport ferroviaire à Okinawa, le monorail Okinawa Toshi construit en 2003, et qui ne compte que 19 stations, parcourant 17 km. Les aéroports de Naha et d'Ishigaki sont les principaux connecteurs avec l'extérieu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Courgette" svg:font-family="Courgette"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03-16T20:01:06.41</meta:creation-date>
    <dc:date>2020-04-21T09:00:20.69</dc:date>
    <meta:editing-duration>PT12H21M42S</meta:editing-duration>
    <meta:editing-cycles>134</meta:editing-cycles>
    <meta:generator>OpenOffice/4.1.7$Win32 OpenOffice.org_project/417m1$Build-9800</meta:generator>
    <meta:document-statistic meta:table-count="0" meta:image-count="0" meta:object-count="0" meta:page-count="3" meta:paragraph-count="33" meta:word-count="1299" meta:character-count="7775"/>
  </office:meta>
</office:document-meta>
</file>